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/>
    <style:font-face style:name="Tahoma1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6.824cm"/>
    </style:style>
    <style:style style:name="co4" style:family="table-column">
      <style:table-column-properties fo:break-before="auto" style:column-width="6.992cm"/>
    </style:style>
    <style:style style:name="co5" style:family="table-column">
      <style:table-column-properties fo:break-before="auto" style:column-width="1.773cm"/>
    </style:style>
    <style:style style:name="co6" style:family="table-column">
      <style:table-column-properties fo:break-before="auto" style:column-width="0.785cm"/>
    </style:style>
    <style:style style:name="co7" style:family="table-column">
      <style:table-column-properties fo:break-before="auto" style:column-width="1.076cm"/>
    </style:style>
    <style:style style:name="co8" style:family="table-column">
      <style:table-column-properties fo:break-before="auto" style:column-width="1.018cm"/>
    </style:style>
    <style:style style:name="co9" style:family="table-column">
      <style:table-column-properties fo:break-before="auto" style:column-width="3.925cm"/>
    </style:style>
    <style:style style:name="co10" style:family="table-column">
      <style:table-column-properties fo:break-before="auto" style:column-width="7.077cm"/>
    </style:style>
    <style:style style:name="co11" style:family="table-column">
      <style:table-column-properties fo:break-before="auto" style:column-width="1.79cm"/>
    </style:style>
    <style:style style:name="ro1" style:family="table-row">
      <style:table-row-properties style:row-height="0.811cm" fo:break-before="auto" style:use-optimal-row-height="true"/>
    </style:style>
    <style:style style:name="ro2" style:family="table-row">
      <style:table-row-properties style:row-height="2.492cm" fo:break-before="auto" style:use-optimal-row-height="false"/>
    </style:style>
    <style:style style:name="ro3" style:family="table-row">
      <style:table-row-properties style:row-height="0.896cm" fo:break-before="auto" style:use-optimal-row-height="true"/>
    </style:style>
    <style:style style:name="ro4" style:family="table-row">
      <style:table-row-properties style:row-height="2.492cm" fo:break-before="auto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ta1" style:family="table" style:master-page-name="PageStyle_5f_Risk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1cm solid #3c3c3c" style:direction="ltr" fo:padding="0.071cm" style:rotation-angle="90" style:rotation-align="bottom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1cm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1cm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36">
      <style:table-cell-properties style:glyph-orientation-vertical="0" style:diagonal-bl-tr="none" style:diagonal-tl-br="none" style:text-align-source="value-type" style:repeat-content="false" fo:wrap-option="wrap" fo:border="0.011cm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36">
      <style:table-cell-properties style:glyph-orientation-vertical="0" fo:border-bottom="0.011cm solid #3c3c3c" style:diagonal-bl-tr="none" style:diagonal-tl-br="none" style:text-align-source="value-type" style:repeat-content="false" fo:wrap-option="wrap" fo:border-left="0.011cm solid #3c3c3c" style:direction="ltr" fo:padding="0.071cm" fo:border-right="0.011cm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11cm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11cm solid #3c3c3c" style:diagonal-bl-tr="none" style:diagonal-tl-br="none" style:text-align-source="value-type" style:repeat-content="false" fo:background-color="transparent" fo:wrap-option="wrap" fo:border-left="0.011cm solid #3c3c3c" style:direction="ltr" fo:padding="0.071cm" fo:border-right="0.011cm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11cm solid #3c3c3c" style:diagonal-bl-tr="none" style:diagonal-tl-br="none" style:text-align-source="value-type" style:repeat-content="false" fo:wrap-option="wrap" fo:border-left="0.011cm solid #3c3c3c" style:direction="ltr" fo:padding="0.071cm" fo:border-right="0.011cm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">
      <style:table-cell-properties style:glyph-orientation-vertical="0" style:diagonal-bl-tr="none" style:diagonal-tl-br="none" style:text-align-source="value-type" style:repeat-content="false" fo:wrap-option="wrap" fo:border="0.011cm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11cm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">
      <style:table-cell-properties style:glyph-orientation-vertical="0" style:diagonal-bl-tr="none" style:diagonal-tl-br="none" style:text-align-source="value-type" style:repeat-content="false" fo:background-color="transparent" fo:wrap-option="wrap" fo:border="0.011cm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0.011cm solid #3c3c3c" style:diagonal-bl-tr="none" style:diagonal-tl-br="none" style:text-align-source="value-type" style:repeat-content="false" fo:background-color="transparent" fo:wrap-option="wrap" fo:border-left="0.011cm solid #3c3c3c" style:direction="ltr" fo:padding="0.071cm" fo:border-right="0.011cm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style:diagonal-bl-tr="none" style:diagonal-tl-br="none" style:text-align-source="value-type" style:repeat-content="false" fo:wrap-option="wrap" fo:border="0.011cm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fo:border-bottom="0.011cm solid #3c3c3c" style:diagonal-bl-tr="none" style:diagonal-tl-br="none" style:text-align-source="value-type" style:repeat-content="false" fo:wrap-option="wrap" fo:border-left="0.011cm solid #3c3c3c" style:direction="ltr" fo:padding="0.071cm" fo:border-right="0.011cm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1cm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11cm solid #3c3c3c" style:diagonal-bl-tr="none" style:diagonal-tl-br="none" style:text-align-source="value-type" style:repeat-content="false" fo:wrap-option="wrap" fo:border-left="0.011cm solid #3c3c3c" style:direction="ltr" fo:padding="0.071cm" fo:border-right="0.011cm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ffff" style:text-outline="false" style:text-line-through-styl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fo:color="#ffffff" style:text-outline="false" style:text-line-through-styl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Risk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247" table:default-cell-style-name="ce4"/>
        <table:table-column table:style-name="co11" table:number-columns-repeated="767" table:default-cell-style-name="Default"/>
        <table:table-row table:style-name="ro1">
          <table:table-cell table:style-name="ce1" office:value-type="string">
            <text:p>Sistema de Informação Para Grupos de Pesquisa - <text:s/>Risk List</text:p>
          </table:table-cell>
          <table:table-cell table:number-columns-repeated="1023"/>
        </table:table-row>
        <table:table-header-rows>
          <table:table-row table:style-name="ro2">
            <table:table-cell table:style-name="ce2" office:value-type="string">
              <text:p>Risk ID</text:p>
            </table:table-cell>
            <table:table-cell table:style-name="ce5" office:value-type="string">
              <text:p>Data da identificação</text:p>
            </table:table-cell>
            <table:table-cell table:style-name="ce5" office:value-type="string">
              <text:p>Título</text:p>
            </table:table-cell>
            <table:table-cell table:style-name="ce5" office:value-type="string">
              <text:p>Descrição</text:p>
            </table:table-cell>
            <table:table-cell table:style-name="ce2" office:value-type="string">
              <office:annotation draw:style-name="gr1" draw:text-style-name="P1" svg:width="3.879cm" svg:height="2.424cm" svg:x="19.664cm" svg:y="0.542cm" draw:caption-point-x="-0.986cm" draw:caption-point-y="0.276cm">
                <dc:date>2011-09-08T00:00:00</dc:date>
                <text:p text:style-name="P1"><text:span text:style-name="T1">Risk Type =</text:span></text:p>
                <text:p text:style-name="P1"><text:span text:style-name="T1">Direct or Indirect</text:span></text:p>
                <text:p text:style-name="P1"><text:span text:style-name="T1">Resource</text:span></text:p>
                <text:p text:style-name="P1"><text:span text:style-name="T1">Business </text:span></text:p>
                <text:p text:style-name="P1"><text:span text:style-name="T1">Technical</text:span></text:p>
                <text:p text:style-name="P1"><text:span text:style-name="T1">Schedule</text:span></text:p>
              </office:annotation>
              <text:p>Tipo</text:p>
            </table:table-cell>
            <table:table-cell table:style-name="ce2" office:value-type="string">
              <office:annotation draw:style-name="gr1" draw:text-style-name="P1" svg:width="4.017cm" svg:height="2.476cm" svg:x="21.031cm" svg:y="0.517cm" draw:caption-point-x="-1.571cm" draw:caption-point-y="0.301cm">
                <dc:date>2011-09-08T00:00:00</dc:date>
                <text:p text:style-name="P1"><text:span text:style-name="T1">Impact is a numerical value, usually between 1 and 5, that represents the impact to the project if the risk comes true.</text:span></text:p>
                <text:p text:style-name="P1"><text:span text:style-name="T1">5 is a HIGH IMPACT and 1 is LOW IMPACT.</text:span></text:p>
              </office:annotation>
              <text:p>Impacto</text:p>
            </table:table-cell>
            <table:table-cell table:style-name="ce2" office:value-type="string">
              <office:annotation draw:style-name="gr1" draw:text-style-name="P1" svg:width="1.984cm" svg:height="1.974cm" svg:x="22.074cm" svg:y="0.517cm" draw:caption-point-x="-1.542cm" draw:caption-point-y="0.301cm">
                <dc:date>2011-09-08T00:00:00</dc:date>
                <text:p text:style-name="P1"><text:span text:style-name="T2">Probability is the percentage chance that a risk will occur.</text:span></text:p>
              </office:annotation>
              <text:p>Probabilidade</text:p>
            </table:table-cell>
            <table:table-cell table:style-name="ce2" office:value-type="string">
              <office:annotation draw:style-name="gr1" draw:text-style-name="P1" svg:width="3.353cm" svg:height="2.109cm" svg:x="23.755cm" svg:y="0.517cm" draw:caption-point-x="-2.209cm" draw:caption-point-y="0.301cm">
                <dc:date>2011-09-08T00:00:00</dc:date>
                <text:p text:style-name="P1"><text:span text:style-name="T2">Magnitude is the result of the multiplication of Probability and Impact, providing a joint metric suitable for sorting.</text:span></text:p>
              </office:annotation>
              <text:p>Magnitude</text:p>
            </table:table-cell>
            <table:table-cell table:style-name="ce2" office:value-type="string">
              <text:p>Responável</text:p>
            </table:table-cell>
            <table:table-cell table:style-name="ce5" office:value-type="string">
              <text:p>Mitigation Strategy</text:p>
            </table:table-cell>
            <table:table-cell table:style-name="ce19" table:number-columns-repeated="1014"/>
          </table:table-row>
        </table:table-header-rows>
        <table:table-row table:style-name="ro3">
          <table:table-cell table:style-name="ce3" office:value-type="float" office:value="1">
            <text:p>1</text:p>
          </table:table-cell>
          <table:table-cell table:style-name="ce6" office:value-type="date" office:date-value="2011-09-08">
            <text:p>08/09/2011</text:p>
          </table:table-cell>
          <table:table-cell table:style-name="ce3" office:value-type="string">
            <text:p>Sumir gente</text:p>
          </table:table-cell>
          <table:table-cell table:style-name="ce3" office:value-type="string">
            <text:p>Pessoas que não dão sinal algum de que pretendem colaborar</text:p>
          </table:table-cell>
          <table:table-cell table:style-name="ce3" office:value-type="string">
            <text:p>Recursos</text:p>
          </table:table-cell>
          <table:table-cell table:style-name="ce3" office:value-type="float" office:value="-20">
            <text:p>-20</text:p>
          </table:table-cell>
          <table:table-cell table:style-name="ce11" office:value-type="percentage" office:value="0.5">
            <text:p>50%</text:p>
          </table:table-cell>
          <table:table-cell table:style-name="ce15" table:formula="of:=+[.F3]*[.G3]" office:value-type="float" office:value="-10">
            <text:p>-10,0</text:p>
          </table:table-cell>
          <table:table-cell table:style-name="ce15" office:value-type="string">
            <text:p>Rafael Reggiani Manzo</text:p>
          </table:table-cell>
          <table:table-cell table:style-name="ce3" office:value-type="string">
            <text:p>Cobrar Individualmente as pessoas que não aceitaram nenhuma tarefa.</text:p>
          </table:table-cell>
          <table:table-cell table:style-name="ce20" table:number-columns-repeated="1014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6" office:value-type="date" office:date-value="2011-09-08">
            <text:p>08/09/2011</text:p>
          </table:table-cell>
          <table:table-cell table:style-name="ce3" office:value-type="string">
            <text:p>Pessoas trabalharem menos</text:p>
          </table:table-cell>
          <table:table-cell table:style-name="ce3" office:value-type="string">
            <text:p>Deixar de cumprir os 10 pontos combinados para interação</text:p>
          </table:table-cell>
          <table:table-cell table:style-name="ce3" office:value-type="string">
            <text:p>Recursos</text:p>
          </table:table-cell>
          <table:table-cell table:style-name="ce3" office:value-type="float" office:value="-13">
            <text:p>-13</text:p>
          </table:table-cell>
          <table:table-cell table:style-name="ce11" office:value-type="percentage" office:value="0.7">
            <text:p>70%</text:p>
          </table:table-cell>
          <table:table-cell table:style-name="ce15" table:formula="of:=+[.F4]*[.G4]" office:value-type="float" office:value="-9.1">
            <text:p>-9,1</text:p>
          </table:table-cell>
          <table:table-cell table:style-name="ce15" office:value-type="string">
            <text:p>Rafael Reggiani Manzo</text:p>
          </table:table-cell>
          <table:table-cell table:style-name="ce3" office:value-type="string">
            <text:p>Cobrar Individualmente as pessoas que não aceitaram mais que 5 pontos</text:p>
          </table:table-cell>
          <table:table-cell table:style-name="ce20" table:number-columns-repeated="1014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6" office:value-type="date" office:date-value="2011-09-08">
            <text:p>08/09/2011</text:p>
          </table:table-cell>
          <table:table-cell table:style-name="ce3" office:value-type="string">
            <text:p>Excesso de funcionalidades</text:p>
          </table:table-cell>
          <table:table-cell table:style-name="ce3" office:value-type="string">
            <text:p>Ao conversar com o cliente ficou a impressão de que o projeto é muito mais complexo do que a descrição das tarefas para a primeira interação transpareceu</text:p>
          </table:table-cell>
          <table:table-cell table:style-name="ce3" office:value-type="string">
            <text:p>Negócio</text:p>
          </table:table-cell>
          <table:table-cell table:style-name="ce3" office:value-type="float" office:value="-40">
            <text:p>-40</text:p>
          </table:table-cell>
          <table:table-cell table:style-name="ce11" office:value-type="percentage" office:value="0.25">
            <text:p>25%</text:p>
          </table:table-cell>
          <table:table-cell table:style-name="ce15" table:formula="of:=+[.F5]*[.G5]" office:value-type="float" office:value="-10">
            <text:p>-10,0</text:p>
          </table:table-cell>
          <table:table-cell table:style-name="ce15" office:value-type="string">
            <text:p>Geral Castro Zampoli</text:p>
          </table:table-cell>
          <table:table-cell table:style-name="ce3" office:value-type="string">
            <text:p>Conversar com o cliente a fim de simplificar o sistema. Procurar diminuir as generalidades do sistema. Ex.: Pessoa que aparece como co-autor de publicação e depois vira membro; ou membro que vira ex-membro etc.</text:p>
          </table:table-cell>
          <table:table-cell table:style-name="ce20" table:number-columns-repeated="1014"/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6"/>
          <table:table-cell table:style-name="ce3" table:number-columns-repeated="3"/>
          <table:table-cell table:style-name="ce3"/>
          <table:table-cell table:style-name="ce11"/>
          <table:table-cell table:style-name="ce15" table:formula="of:=+[.F6]*[.G6]" office:value-type="float" office:value="0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6"/>
          <table:table-cell table:style-name="ce3" table:number-columns-repeated="3"/>
          <table:table-cell table:style-name="ce3"/>
          <table:table-cell table:style-name="ce11"/>
          <table:table-cell table:style-name="ce15" table:formula="of:=+[.F7]*[.G7]" office:value-type="float" office:value="0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6"/>
          <table:table-cell table:style-name="ce3" table:number-columns-repeated="3"/>
          <table:table-cell table:style-name="ce3"/>
          <table:table-cell table:style-name="ce11"/>
          <table:table-cell table:style-name="ce15" table:formula="of:=+[.F8]*[.G8]" office:value-type="float" office:value="0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6"/>
          <table:table-cell table:style-name="ce3" table:number-columns-repeated="3"/>
          <table:table-cell table:style-name="ce3"/>
          <table:table-cell table:style-name="ce11"/>
          <table:table-cell table:style-name="ce15" table:formula="of:=+[.F9]*[.G9]" office:value-type="float" office:value="0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5">
          <table:table-cell table:style-name="ce3" office:value-type="float" office:value="8">
            <text:p>8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2"/>
          <table:table-cell table:style-name="ce15" table:formula="of:=+[.F10]*[.G10]" office:value-type="float" office:value="0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5">
          <table:table-cell table:style-name="ce3" office:value-type="float" office:value="9">
            <text:p>9</text:p>
          </table:table-cell>
          <table:table-cell table:style-name="ce6"/>
          <table:table-cell table:style-name="ce3" table:number-columns-repeated="3"/>
          <table:table-cell table:style-name="ce3"/>
          <table:table-cell table:style-name="ce11"/>
          <table:table-cell table:style-name="ce15" table:formula="of:=+[.F11]*[.G11]" office:value-type="float" office:value="0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3"/>
          <table:table-cell table:style-name="ce15" table:formula="of:=+[.F12]*[.G12]" office:value-type="float" office:value="0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4"/>
          <table:table-cell table:style-name="ce15" table:formula="of:=+[.F13]*[.G13]" office:value-type="float" office:value="0">
            <text:p>0,0</text:p>
          </table:table-cell>
          <table:table-cell table:style-name="ce16"/>
          <table:table-cell table:style-name="ce18"/>
          <table:table-cell table:style-name="ce20" table:number-columns-repeated="1014"/>
        </table:table-row>
        <table:table-row table:style-name="ro5">
          <table:table-cell table:style-name="ce3" office:value-type="float" office:value="12">
            <text:p>12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2"/>
          <table:table-cell table:style-name="ce15" table:formula="of:=+[.F14]*[.G14]" office:value-type="float" office:value="0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6"/>
          <table:table-cell table:style-name="ce3" table:number-columns-repeated="3"/>
          <table:table-cell table:style-name="ce3"/>
          <table:table-cell table:style-name="ce11"/>
          <table:table-cell table:style-name="ce15" table:formula="of:=+[.F15]*[.G15]" office:value-type="float" office:value="0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5">
          <table:table-cell table:style-name="ce3" office:value-type="float" office:value="14">
            <text:p>14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3"/>
          <table:table-cell table:style-name="ce15" table:formula="of:=+[.F16]*[.G16]" office:value-type="float" office:value="0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5">
          <table:table-cell table:style-name="ce3" office:value-type="float" office:value="15">
            <text:p>15</text:p>
          </table:table-cell>
          <table:table-cell table:style-name="ce6"/>
          <table:table-cell table:style-name="ce3" table:number-columns-repeated="3"/>
          <table:table-cell table:style-name="ce3"/>
          <table:table-cell table:style-name="ce11"/>
          <table:table-cell table:style-name="ce15" table:formula="of:=+[.F17]*[.G17]" office:value-type="float" office:value="0">
            <text:p>0,0</text:p>
          </table:table-cell>
          <table:table-cell table:style-name="ce15"/>
          <table:table-cell table:style-name="ce3"/>
          <table:table-cell table:style-name="ce20" table:number-columns-repeated="1014"/>
        </table:table-row>
        <table:table-row table:style-name="ro5">
          <table:table-cell table:style-name="ce3" office:value-type="float" office:value="16">
            <text:p>16</text:p>
          </table:table-cell>
          <table:table-cell table:style-name="ce6"/>
          <table:table-cell table:style-name="ce3" table:number-columns-repeated="3"/>
          <table:table-cell table:style-name="ce3"/>
          <table:table-cell table:style-name="ce11"/>
          <table:table-cell table:style-name="ce15" table:formula="of:=+[.F18]*[.G18]" office:value-type="float" office:value="0">
            <text:p>0,0</text:p>
          </table:table-cell>
          <table:table-cell table:style-name="ce15"/>
          <table:table-cell table:style-name="ce3"/>
          <table:table-cell table:style-name="ce20" table:number-columns-repeated="1014"/>
        </table:table-row>
        <table:table-row table:style-name="ro5">
          <table:table-cell table:style-name="ce3" office:value-type="float" office:value="17">
            <text:p>17</text:p>
          </table:table-cell>
          <table:table-cell table:style-name="ce6"/>
          <table:table-cell table:style-name="ce3" table:number-columns-repeated="3"/>
          <table:table-cell table:style-name="ce3"/>
          <table:table-cell table:style-name="ce11"/>
          <table:table-cell table:style-name="ce15" table:formula="of:=+[.F19]*[.G19]" office:value-type="float" office:value="0">
            <text:p>0,0</text:p>
          </table:table-cell>
          <table:table-cell table:style-name="ce15"/>
          <table:table-cell table:style-name="ce3"/>
          <table:table-cell table:style-name="ce20" table:number-columns-repeated="1014"/>
        </table:table-row>
        <table:table-row table:style-name="ro5">
          <table:table-cell table:style-name="ce3" office:value-type="float" office:value="18">
            <text:p>18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3"/>
          <table:table-cell table:style-name="ce15" table:formula="of:=+[.F20]*[.G20]" office:value-type="float" office:value="0">
            <text:p>0,0</text:p>
          </table:table-cell>
          <table:table-cell table:style-name="ce15"/>
          <table:table-cell table:style-name="ce3"/>
          <table:table-cell table:style-name="ce20" table:number-columns-repeated="1014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Excel_BuiltIn_Print_Titles" table:base-cell-address="$Risks.$A$1" table:cell-range-address="$Risks.$A$2:.$AMJ$2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Tahoma" svg:font-family="Tahoma"/>
    <style:font-face style:name="Arial1" svg:font-family="Arial" style:font-family-generic="swiss"/>
    <style:font-face style:name="Tahoma1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1" number:min-integer-digits="1"/>
    </number:number-style>
    <style:style style:name="Default" style:family="table-cell">
      <style:table-cell-properties fo:padding="0.071cm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  <draw:marker draw:name="Pontas_20_das_20_setas_20_1" draw:display-name="Pontas das seta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1.27cm" fo:margin-left="1.9cm" fo:margin-right="1.9cm" style:first-page-number="continue" style:scale-to-X="1" style:scale-to-Y="4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0" style:font-size-asian="10pt" style:font-style-asian="normal" style:font-weight-asian="0" style:font-size-complex="10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8">08/09/2011</text:date>, <text:time>11:15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isks" style:display-name="PageStyle_Risks" style:page-layout-name="Mpm3">
      <style:header style:display="false"/>
      <style:header-left style:display="false"/>
      <style:footer>
        <style:region-left>
          <text:p><text:span text:style-name="MT2">&lt;organization&gt;</text:span></text:p>
        </style:region-left>
        <style:region-center>
          <text:p><text:span text:style-name="MT1"><text:date style:data-style-name="N2" text:date-value="2011-09-08">08/09/2011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2">&lt;organization&gt;</text:span></text:p>
        </style:region-left>
        <style:region-center>
          <text:p><text:span text:style-name="MT1"><text:date style:data-style-name="N2" text:date-value="2011-09-08">08/09/2011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barnard</meta:initial-creator>
    <meta:creation-date>2002-08-27T21:24:06</meta:creation-date>
    <dc:creator>Rafael Manzo</dc:creator>
    <dc:date>2011-09-08T11:13:46</dc:date>
    <meta:print-date>2002-09-23T19:23:26</meta:print-date>
    <meta:generator>BrOffice/3.3$Linux LibreOffice_project/330m19$Build-301</meta:generator>
    <meta:editing-duration>PT38M13S</meta:editing-duration>
    <meta:editing-cycles>2</meta:editing-cycles>
    <meta:document-statistic meta:table-count="1" meta:cell-count="101" meta:object-count="0"/>
  </office:meta>
</office:document-meta>
</file>